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/>
    <style:font-face style:name="Consolas" svg:font-family="Consolas" style:font-family-generic="modern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3.271cm" fo:min-width="7.374cm"/>
      <style:paragraph-properties style:writing-mode="lr-tb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3.814cm" fo:min-width="14.867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0.291cm" fo:min-width="12.835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941cm" fo:min-width="14.867cm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objectwithoutfill">
      <style:graphic-properties draw:marker-end="Linienspitzen_20_5" draw:marker-end-width="0.3cm" draw:fill="none" draw:textarea-vertical-align="middle"/>
    </style:style>
    <style:style style:name="gr7" style:family="graphic" style:parent-style-name="objectwithoutfill">
      <style:graphic-properties draw:marker-end="Linienspitzen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P1" style:family="paragraph">
      <style:paragraph-properties fo:text-align="center"/>
      <style:text-properties fo:color="#000000" loext:opacity="100%" style:font-name="Consolas1"/>
    </style:style>
    <style:style style:name="P2" style:family="paragraph">
      <style:paragraph-properties fo:text-align="start"/>
      <style:text-properties fo:color="#000000" loext:opacity="100%" style:font-name="Consolas1"/>
    </style:style>
    <style:style style:name="P3" style:family="paragraph">
      <loext:graphic-properties draw:fill-color="#cccccc"/>
      <style:paragraph-properties fo:text-align="center"/>
      <style:text-properties fo:color="#000000" loext:opacity="100%" style:font-name="Consolas1"/>
    </style:style>
    <style:style style:name="P4" style:family="paragraph">
      <style:paragraph-properties fo:text-align="center"/>
      <style:text-properties style:font-name="Consolas1"/>
    </style:style>
    <style:style style:name="P5" style:family="paragraph">
      <style:paragraph-properties fo:text-align="start"/>
      <style:text-properties style:font-name="Consolas1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Consolas1"/>
    </style:style>
    <style:style style:name="P7" style:family="paragraph">
      <loext:graphic-properties draw:fill-color="#cccccc"/>
      <style:paragraph-properties fo:text-align="center"/>
      <style:text-properties style:font-name="Consolas1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text-align="justify"/>
      <style:text-properties style:font-name="Consolas1"/>
    </style:style>
    <style:style style:name="P13" style:family="paragraph">
      <style:paragraph-properties style:text-autospace="none"/>
      <style:text-properties fo:color="#ffc66d" loext:opacity="100%" style:font-name="Consolas2" fo:font-size="10pt" style:font-name-asian="Consolas2" style:font-size-asian="10pt" style:font-name-complex="Consolas2" style:font-size-complex="10pt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style:font-name="Consolas1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color="#1c1c1c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1c1c1c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color="#000000" loext:opacity="100%" style:font-name="Consolas1"/>
    </style:style>
    <style:style style:name="T2" style:family="text">
      <style:text-properties fo:color="#000000" loext:opacity="100%" style:font-name="Consolas1" style:text-underline-style="solid" style:text-underline-width="auto" style:text-underline-color="font-color"/>
    </style:style>
    <style:style style:name="T3" style:family="text">
      <style:text-properties fo:color="#ff0000" loext:opacity="100%" style:font-name="Consolas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0000" loext:opacity="100%" style:font-name="Consolas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ff0000" loext:opacity="100%" style:font-name="Consola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Consolas1" fo:font-size="11pt" style:font-size-asian="11pt" style:font-size-complex="11pt"/>
    </style:style>
    <style:style style:name="T7" style:family="text">
      <style:text-properties fo:color="#000000" loext:opacity="100%" style:font-name="Consolas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a933" loext:opacity="100%" style:font-name="Consolas1" fo:font-size="11pt" style:font-size-asian="11pt" style:font-size-complex="11pt"/>
    </style:style>
    <style:style style:name="T9" style:family="text">
      <style:text-properties fo:color="#000000" loext:opacity="100%" style:font-name="Consolas1" fo:font-size="12pt" style:font-size-asian="12pt" style:font-size-complex="12pt"/>
    </style:style>
    <style:style style:name="T10" style:family="text">
      <style:text-properties style:font-name="Consolas1" style:text-underline-style="solid" style:text-underline-width="auto" style:text-underline-color="font-color"/>
    </style:style>
    <style:style style:name="T11" style:family="text">
      <style:text-properties fo:color="#00a933" loext:opacity="100%" style:font-name="Consolas1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a933" loext:opacity="100%" style:font-name="Consolas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00a933" loext:opacity="100%" style:font-name="Consolas1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Consolas1" fo:font-size="11pt" fo:font-style="normal" fo:text-shadow="none" style:text-underline-style="none" style:letter-kerning="true" style:font-name-asian="Microsoft YaHei" style:font-size-asian="11pt" style:font-style-asian="normal" style:font-name-complex="Mangal" style:font-size-complex="11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5308d" loext:opacity="100%" style:text-outline="false" style:text-line-through-style="none" style:text-line-through-type="none" style:font-name="Consolas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onsolas1" fo:font-size="11pt" style:text-underline-style="none" style:font-size-asian="11pt" style:font-size-complex="11pt"/>
    </style:style>
    <style:style style:name="T19" style:family="text">
      <style:text-properties fo:color="#00a933" loext:opacity="100%" style:font-name="Consolas1" fo:font-size="11pt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fo:color="#55308d" loext:opacity="100%" style:font-name="Consolas1" fo:font-size="11pt" style:text-underline-style="none" fo:font-weight="bold" style:font-size-asian="11pt" style:font-weight-asian="bold" style:font-size-complex="11pt" style:font-weight-complex="bold"/>
    </style:style>
    <style:style style:name="T21" style:family="text">
      <style:text-properties fo:color="#55308d" loext:opacity="100%" style:font-name="Consolas1" fo:font-size="11pt" style:text-underline-style="none" style:font-size-asian="11pt" style:font-size-complex="11pt"/>
    </style:style>
    <style:style style:name="T22" style:family="text">
      <style:text-properties fo:color="#000000" loext:opacity="100%" style:font-name="Consolas1" fo:font-size="11pt" style:text-underline-style="none" style:font-size-asian="11pt" style:font-size-complex="11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1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Consolas1" fo:font-size="11pt" style:text-underline-style="none" fo:font-weight="bold" style:font-size-asian="11pt" style:font-weight-asian="bold" style:font-size-complex="11pt" style:font-weight-complex="bold"/>
    </style:style>
    <style:style style:name="T25" style:family="text">
      <style:text-properties style:font-name="Consolas1" fo:font-size="11pt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style:font-name="Consolas1" fo:font-size="12pt" style:text-underline-style="none" style:font-size-asian="12pt" style:font-size-complex="12pt"/>
    </style:style>
    <style:style style:name="T27" style:family="text">
      <style:text-properties style:font-name="Consolas1"/>
    </style:style>
    <style:style style:name="T2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2a6099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Consolas2" fo:font-size="11pt" fo:font-style="italic" fo:text-shadow="none" style:text-underline-style="none" fo:font-weight="normal" style:letter-kerning="true" style:font-name-asian="Consolas2" style:font-size-asian="11pt" style:font-style-asian="italic" style:font-weight-asian="normal" style:font-name-complex="Consola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a6099" loext:opacity="100%" style:text-outline="false" style:text-line-through-style="none" style:text-line-through-type="none" style:font-name="Consolas1" fo:font-size="11pt" fo:font-style="italic" fo:text-shadow="none" style:text-underline-style="none" fo:font-weight="normal" style:letter-kerning="true" style:font-name-asian="Consolas2" style:font-size-asian="11pt" style:font-style-asian="italic" style:font-weight-asian="normal" style:font-name-complex="Consola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Consolas1" fo:font-size="11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1pt" fo:font-style="normal" fo:text-shadow="none" style:text-underline-style="none" fo:font-weight="bold" style:letter-kerning="true" style:font-name-asian="Consolas2" style:font-size-asian="11pt" style:font-style-asian="normal" style:font-weight-asian="bold" style:font-name-complex="Consolas2" style:font-size-complex="11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Consolas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color="#000000" loext:opacity="100%" style:font-name="Consolas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55308d" loext:opacity="100%" style:font-name="Consolas1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55308d" loext:opacity="100%" style:font-name="Consolas1" style:text-underline-style="solid" style:text-underline-width="auto" style:text-und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55308d" loext:opacity="100%" style:font-name="Consolas1"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55308d" loext:opacity="100%" style:text-outline="false" style:text-line-through-style="none" style:text-line-through-type="none" style:font-name="Consolas1" fo:font-size="11pt" fo:font-style="normal" fo:text-shadow="none" style:text-underline-style="none" fo:font-weight="bold" style:letter-kerning="true" style:font-name-asian="Consolas2" style:font-size-asian="11pt" style:font-style-asian="normal" style:font-weight-asian="bold" style:font-name-complex="Consolas2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Consolas1" fo:font-size="11pt" fo:font-weight="bold" style:font-size-asian="11pt" style:font-weight-asian="bold" style:font-size-complex="11pt" style:font-weight-complex="bold"/>
    </style:style>
    <style:style style:name="T43" style:family="text">
      <style:text-properties style:font-name="Consolas1" fo:font-size="11pt" style:font-size-asian="11pt" style:font-size-complex="11pt"/>
    </style:style>
    <style:style style:name="T44" style:family="text">
      <style:text-properties style:font-name="Consolas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1pt" fo:font-style="normal" fo:text-shadow="none" style:text-underline-style="none" style:letter-kerning="true" style:font-name-asian="Microsoft YaHei" style:font-size-asian="11pt" style:font-style-asian="normal" style:font-name-complex="Mangal" style:font-size-complex="11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Mang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1c1c1c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7.874cm" svg:height="3.521cm" svg:x="2.701cm" svg:y="3.159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3"/></text:p>
          <text:p text:style-name="P1"><text:span text:style-name="T3">MainActivity</text:span></text:p>
          <text:list text:style-name="L1">
            <text:list-item>
              <text:list>
                <text:list-item>
                  <text:list>
                    <text:list-item>
                      <text:p text:style-name="P2"><text:span text:style-name="T4">Toolbar::view</text:span></text:p>
                    </text:list-item>
                    <text:list-item>
                      <text:p text:style-name="P2"><text:span text:style-name="T4">… </text:span><text:span text:style-name="T4">all other views</text:span></text:p>
                      <text:p text:style-name="P2"><text:span text:style-name="T5"/></text:p>
                    </text:list-item>
                  </text:list>
                </text:list-item>
              </text:list>
            </text:list-item>
          </text:list>
          <text:p text:style-name="P2"><text:span text:style-name="T6"><text:s text:c="3"/></text:span><text:span text:style-name="T6">-</text:span><text:span text:style-name="T7"> Lifecycle-methods</text:span><text:span text:style-name="T6">: </text:span></text:p>
          <text:p text:style-name="P2"><text:span text:style-name="T6"><text:s text:c="3"/></text:span><text:span text:style-name="T6">- onCreate:onClickBtn-&gt;</text:span><text:span text:style-name="T8">inputButton</text:span></text:p>
          <text:p text:style-name="P2"><text:span text:style-name="T6"><text:s text:c="3"/></text:span><text:span text:style-name="T6">- onResume</text:span></text:p>
          <text:p text:style-name="P2"><text:span text:style-name="T9"/></text:p>
          <text:p text:style-name="P2"><text:span text:style-name="T9"/></text:p>
          <text:p text:style-name="P2"><text:span text:style-name="T9"/></text:p>
          <text:p text:style-name="P2"><text:span text:style-name="T9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15.367cm" svg:height="4.064cm" svg:x="2.701cm" svg:y="12.014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1">Presenter</text:span></text:p>
          <text:list text:style-name="L1">
            <text:list-item>
              <text:p text:style-name="P5"><text:span text:style-name="T12">calcModel::CalcModel</text:span></text:p>
            </text:list-item>
            <text:list-item>
              <text:p text:style-name="P5"><text:span text:style-name="T12">view::MainActivity</text:span></text:p>
              <text:p text:style-name="P5"><text:span text:style-name="T13"/></text:p>
            </text:list-item>
          </text:list>
          <text:p text:style-name="P6"><text:span text:style-name="T14">- </text:span><text:span text:style-name="T15">setMode</text:span><text:span text:style-name="T16">/</text:span><text:span text:style-name="T15">getMode</text:span><text:span text:style-name="T17">: </text:span><text:span text:style-name="T18">propagate mode change to model</text:span></text:p>
          <text:p text:style-name="P5"><text:span text:style-name="T18">- </text:span><text:span text:style-name="T19">setInputText</text:span><text:span text:style-name="T20">/</text:span><text:span text:style-name="T19">addInputText</text:span><text:span text:style-name="T18">: </text:span><text:span text:style-name="T21">setTextEingabe </text:span><text:span text:style-name="T22">and </text:span><text:span text:style-name="T23">eingabeSetText</text:span></text:p>
          <text:p text:style-name="P5"><text:span text:style-name="T22">- </text:span><text:span text:style-name="T19">replaceSelection</text:span><text:span text:style-name="T24">/</text:span><text:span text:style-name="T19">getSelection</text:span><text:span text:style-name="T22">: set and get selection view</text:span></text:p>
          <text:p text:style-name="P5"><text:span text:style-name="T18">- </text:span><text:span text:style-name="T19">inputButton</text:span><text:span text:style-name="T25">/</text:span><text:span text:style-name="T19">inputButtonLongClick</text:span><text:span text:style-name="T18">: propagate buttoninput to model</text:span></text:p>
          <text:p text:style-name="P5"><text:span text:style-name="T26"/></text:p>
          <text:p text:style-name="P5"><text:span text:style-name="T26"/></text:p>
          <text:p text:style-name="P5"><text:span text:style-name="T26"/></text:p>
          <text:p text:style-name="P5"><text:span text:style-name="T26"><text:s/></text:span></text:p>
          <text:p text:style-name="P5"><text:span text:style-name="T26"/></text:p>
          <text:p text:style-name="P4"><text:span text:style-name="T27"/></text:p>
          <text:p text:style-name="P4"><text:span text:style-name="T27"/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custom-shape draw:style-name="gr3" draw:text-style-name="P11" xml:id="id4" draw:id="id4" draw:layer="layout" svg:width="13.335cm" svg:height="10.541cm" svg:x="2.701cm" svg:y="16.713cm">
          <text:p text:style-name="P8"><text:span text:style-name="T28"/></text:p>
          <text:p text:style-name="P8"><text:span text:style-name="T28">CalcModel</text:span></text:p>
          <text:p text:style-name="P8"><text:span text:style-name="T29"/></text:p>
          <text:list text:style-name="L1">
            <text:list-item>
              <text:p text:style-name="P9"><text:span text:style-name="T30">static: precisionDigits:: int</text:span></text:p>
            </text:list-item>
            <text:list-item>
              <text:p text:style-name="P9"><text:span text:style-name="T30">static: noImmidiateOps:: Set&lt;String&gt;</text:span></text:p>
            </text:list-item>
            <text:list-item>
              <text:p text:style-name="P10"><text:span text:style-name="T31">context:: Context</text:span></text:p>
            </text:list-item>
            <text:list-item>
              <text:p text:style-name="P10"><text:span text:style-name="T31">inputString::NavigatableString</text:span></text:p>
            </text:list-item>
            <text:list-item>
              <text:p text:style-name="P10"><text:span text:style-name="T31">outputString::String</text:span></text:p>
            </text:list-item>
            <text:list-item>
              <text:p text:style-name="P10"><text:span text:style-name="T31">memory::</text:span></text:p>
            </text:list-item>
            <text:list-item>
              <text:p text:style-name="P10"><text:span text:style-name="T31">mode::String</text:span></text:p>
            </text:list-item>
            <text:list-item>
              <text:p text:style-name="P10"><text:span text:style-name="T31">language::String</text:span></text:p>
            </text:list-item>
            <text:list-item>
              <text:p text:style-name="P10"><text:span text:style-name="T31">scientificNotation::boolean</text:span></text:p>
              <text:p text:style-name="P9"><text:span text:style-name="T30"/></text:p>
            </text:list-item>
          </text:list>
          <text:p text:style-name="P9"><text:span text:style-name="T32">-</text:span><text:span text:style-name="T6"> </text:span><text:span text:style-name="T7">Getter/Setter</text:span><text:span text:style-name="T6">: </text:span></text:p>
          <text:p text:style-name="P9"><text:span text:style-name="T6"><text:tab/></text:span><text:span text:style-name="T6">- </text:span><text:span text:style-name="T7">Memory</text:span><text:span text:style-name="T6">: </text:span><text:span text:style-name="T33">getMemory</text:span><text:span text:style-name="T23">,</text:span><text:span text:style-name="T33">setMemory</text:span></text:p>
          <text:p text:style-name="P9"><text:span text:style-name="T6"><text:tab/></text:span><text:span text:style-name="T6">- </text:span><text:span text:style-name="T7">OutputString</text:span><text:span text:style-name="T6">: </text:span><text:span text:style-name="T33">setOuputString</text:span><text:span text:style-name="T23">,</text:span><text:span text:style-name="T33">getOutputString</text:span></text:p>
          <text:p text:style-name="P9"><text:span text:style-name="T23"><text:tab/></text:span><text:span text:style-name="T23">- </text:span><text:span text:style-name="T34">InputString</text:span><text:span text:style-name="T23">: </text:span><text:span text:style-name="T33">getInputText</text:span><text:span text:style-name="T23">, </text:span><text:span text:style-name="T33">setInputText</text:span></text:p>
          <text:p text:style-name="P9"><text:span text:style-name="T6"><text:tab/></text:span><text:span text:style-name="T6">- </text:span><text:span text:style-name="T7">Mode</text:span><text:span text:style-name="T6">: </text:span><text:span text:style-name="T33">getMode</text:span><text:span text:style-name="T23">, </text:span><text:span text:style-name="T33">setMode</text:span></text:p>
          <text:p text:style-name="P9"><text:span text:style-name="T6"><text:tab/></text:span><text:span text:style-name="T6">- </text:span><text:span text:style-name="T7">Language</text:span><text:span text:style-name="T6">: </text:span><text:span text:style-name="T33">getLanguage</text:span><text:span text:style-name="T23">, </text:span><text:span text:style-name="T33">setLanguage</text:span></text:p>
          <text:p text:style-name="P9"><text:span text:style-name="T6"><text:tab/></text:span><text:span text:style-name="T6">- </text:span><text:span text:style-name="T7">ScientificNotation</text:span><text:span text:style-name="T6">: </text:span><text:span text:style-name="T33">isScientificNotation</text:span><text:span text:style-name="T23">, </text:span></text:p>
          <text:p text:style-name="P9"><text:span text:style-name="T23"><text:s text:c="7"/></text:span><text:span text:style-name="T33">toogleScientificNotation</text:span></text:p>
          <text:p text:style-name="P9"><text:span text:style-name="T6">- </text:span><text:span text:style-name="T7">InputString</text:span><text:span text:style-name="T6">: ~</text:span><text:span text:style-name="T33">DisplayableString</text:span><text:span text:style-name="T23">, ~</text:span><text:span text:style-name="T33">GetResult</text:span><text:span text:style-name="T23">, </text:span></text:p>
          <text:p text:style-name="P9"><text:span text:style-name="T23"><text:s text:c="7"/></text:span><text:span text:style-name="T33">NormalToScientific</text:span><text:span text:style-name="T23">, </text:span><text:span text:style-name="T33">ScientificToNormal</text:span></text:p>
          <text:p text:style-name="P9"><text:span text:style-name="T6">- </text:span><text:span text:style-name="T7">translateInputButton: </text:span><text:span text:style-name="T35">returns the text for the Buttons</text:span></text:p>
          <text:p text:style-name="P9"><text:span text:style-name="T6">- </text:span><text:span text:style-name="T7">addInputText</text:span><text:span text:style-name="T36">: </text:span></text:p>
          <text:p text:style-name="P9"><text:span text:style-name="T6">- </text:span><text:span text:style-name="T7">isConsistent</text:span><text:span text:style-name="T6">: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15.367cm" svg:height="4.191cm" svg:x="2.701cm" svg:y="7.315cm">
          <text:p text:style-name="P4"><text:span text:style-name="T27"/></text:p>
          <text:p text:style-name="P4"><text:span text:style-name="T27"/></text:p>
          <text:p text:style-name="P4"><text:span text:style-name="T27"/></text:p>
          <text:p text:style-name="P4"><text:span text:style-name="T37">Interface View</text:span></text:p>
          <text:p text:style-name="P4"><text:span text:style-name="T38"/></text:p>
          <text:p><text:span text:style-name="T17">- </text:span><text:span text:style-name="T39">buttonText[</text:span><text:span text:style-name="T16">setBtnText</text:span><text:span text:style-name="T40">/</text:span><text:span text:style-name="T41">getBtnText</text:span><text:span text:style-name="T42">]</text:span><text:span text:style-name="T43">: </text:span><text:span text:style-name="T44">set and get Buttontexts</text:span></text:p>
          <text:p text:style-name="P12"><text:span text:style-name="T45">- </text:span><text:span text:style-name="T39">selection[</text:span><text:span text:style-name="T16">getSelectionStartEingabe</text:span><text:span text:style-name="T39">,</text:span><text:span text:style-name="T16">getSelectionEndEingabe</text:span><text:span text:style-name="T39">,</text:span></text:p>
          <text:p text:style-name="P12"><text:span text:style-name="T39"><text:s text:c="2"/></text:span><text:span text:style-name="T16">getSelectionStartAusgabe</text:span><text:span text:style-name="T39">,</text:span><text:span text:style-name="T16">getSelectionEndAusgabe</text:span><text:span text:style-name="T39">,</text:span><text:span text:style-name="T16">getSelection</text:span><text:span text:style-name="T39">,</text:span></text:p>
          <text:p text:style-name="P13"><text:span text:style-name="T39"><text:s text:c="2"/></text:span><text:span text:style-name="T16">setSelectionEingabe</text:span><text:span text:style-name="T39">,</text:span><text:span text:style-name="T16">setSelectionAusgabe</text:span><text:span text:style-name="T39">]</text:span><text:span text:style-name="T6">:</text:span><text:span text:style-name="T46">set and get selection </text:span></text:p>
          <text:p text:style-name="P13"><text:span text:style-name="T46"><text:s text:c="2"/></text:span><text:span text:style-name="T35">in et_eingabe / et_ausgabe</text:span></text:p>
          <text:p text:style-name="P5"><text:span text:style-name="T43">- </text:span><text:span text:style-name="T42">setText[</text:span><text:span text:style-name="T40">eingabe-,ausgabe-</text:span><text:span text:style-name="T42">]</text:span><text:span text:style-name="T43">: </text:span><text:span text:style-name="T44">set and get Text in et_eingabe </text:span></text:p>
          <text:p text:style-name="P14"><text:span text:style-name="T45">- </text:span><text:span text:style-name="T39">clearFocus[</text:span><text:span text:style-name="T16">eingabe,ausgabe</text:span><text:span text:style-name="T39">]</text:span><text:span text:style-name="T17">: </text:span><text:span text:style-name="T44">focus et_eingabe / et_ausgabe</text:span></text:p>
          <text:p text:style-name="P4"><text:span text:style-name="T27"/></text:p>
          <text:p text:style-name="P4"><text:span text:style-name="T27"/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connector draw:style-name="gr5" draw:text-style-name="P15" draw:layer="layout" svg:x1="10.575cm" svg:y1="4.919cm" svg:x2="18.068cm" svg:y2="9.41cm" draw:start-shape="id1" draw:start-glue-point="1" draw:end-shape="id2" draw:end-glue-point="1" svg:d="M10575 4919h7993v4491h-500" svg:viewBox="0 0 7994 4492">
          <text:p text:style-name="P8"><text:span text:style-name="T47">Implements</text:span></text:p>
          <text:p text:style-name="P8"><text:span text:style-name="T47"/></text:p>
          <text:p text:style-name="P8"><text:span text:style-name="T47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  <text:p text:style-name="P8"><text:span text:style-name="T48"/></text:p>
        </draw:connector>
        <draw:connector draw:style-name="gr6" draw:text-style-name="P16" draw:layer="layout" draw:line-skew="-0.381cm" svg:x1="2.701cm" svg:y1="4.919cm" svg:x2="2.701cm" svg:y2="14.046cm" draw:start-shape="id1" draw:start-glue-point="3" draw:end-shape="id3" svg:d="M2701 4919h-939v9127h939" svg:viewBox="0 0 940 9128">
          <text:p/>
        </draw:connector>
        <draw:connector draw:style-name="gr7" draw:text-style-name="P16" draw:layer="layout" draw:line-skew="-0.056cm" svg:x1="2.701cm" svg:y1="14.046cm" svg:x2="2.701cm" svg:y2="21.983cm" draw:start-shape="id3" draw:start-glue-point="3" draw:end-shape="id4" draw:end-glue-point="3" svg:d="M2701 14046h-558v7937h558" svg:viewBox="0 0 559 7938">
          <text:p/>
        </draw:connector>
        <draw:frame draw:style-name="gr8" draw:text-style-name="P18" draw:layer="layout" svg:width="19cm" svg:height="1.524cm" svg:x="1cm" svg:y="1.254cm">
          <draw:text-box>
            <text:p text:style-name="P17"><text:span text:style-name="T49">CalcModel Architectu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/>
    <style:font-face style:name="Consolas" svg:font-family="Consolas" style:font-family-generic="modern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0-11-30T17:40:10.410000000</dc:date>
    <meta:editing-duration>PT1H16M12S</meta:editing-duration>
    <meta:editing-cycles>26</meta:editing-cycles>
    <meta:document-statistic meta:object-count="8"/>
  </office:meta>
</office:document-meta>
</file>